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2" style:parent-style-name="Standaardalinea-lettertype" style:family="text">
      <style:text-properties fo:font-weight="bold" style:font-weight-asian="bold" fo:font-size="12pt" style:font-size-asian="12pt"/>
    </style:style>
    <style:style style:name="T3" style:parent-style-name="Standaardalinea-lettertype" style:family="text">
      <style:text-properties fo:font-size="12pt" style:font-size-asian="12pt"/>
    </style:style>
    <style:style style:name="T4" style:parent-style-name="Standaardalinea-lettertype" style:family="text">
      <style:text-properties fo:font-weight="bold" style:font-weight-asian="bold"/>
    </style:style>
  </office:automatic-styles>
  <office:body>
    <office:text text:use-soft-page-breaks="true">
      <text:p text:style-name="P1">Class Database</text:p>
      <text:p text:style-name="Standaard"><text:span text:style-name="T2">+get(in key:string): [unspecified type] {query}</text:span><text:span text:style-name="T3"><text:line-break/></text:span>// Returns the requested data from the specified key.<text:line-break/>// Postcondition: If data was found, returns data. Otherwise,<text:s/>returns None.</text:p>
      <text:p text:style-name="Standaard"><text:span text:style-name="T4">+set(in key:string, in value:[unspecified type]): boolean {query}</text:span><text:line-break/>// Sets the given key to the specified value. Returns True if succesfu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alcon</meta:initial-creator>
    <dc:creator>Phalcon</dc:creator>
    <meta:creation-date>2014-11-19T07:42:00Z</meta:creation-date>
    <dc:date>2014-11-19T09:26:00Z</dc:date>
    <meta:template xlink:href="Normal" xlink:type="simple"/>
    <meta:editing-cycles>4</meta:editing-cycles>
    <meta:editing-duration>PT1500S</meta:editing-duration>
    <meta:document-statistic meta:page-count="1" meta:paragraph-count="1" meta:word-count="51" meta:character-count="331" meta:row-count="2" meta:non-whitespace-character-count="281"/>
  </office:meta>
</office:document-meta>
</file>